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fruit, seed</text:span><text:span text:style-name="xitem-xitem_definition..before_definition_.en_sense_senses_entry_letData_dicBody">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ody</text:span><text:span text:style-name="xitem-xitem_definition..before_definition_.en_sense_senses_entry_letData_dicBody">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rue, real</text:span><text:span text:style-name="xitem-xitem_definition..before_definition_.en_sense_senses_entry_letData_dicBody">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crape, to rub off-as of skin</text:span><text:span text:style-name="xitem-xitem_definition..before_definition_.en_sense_senses_entry_letData_dicBody">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remove-as of clothing etc</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way about</text:span><text:span text:style-name="xitem-xitem_definition..before_definition_.en_sense_senses_entry_letData_dicBody">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hin</text:span><text:span text:style-name="xitem-xitem_definition..before_definition_.en_sense_senses_entry_letData_dicBody">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beginning, first</text:span><text:span text:style-name="xitem-xitem_definition..before_definition_.en_sense_senses_entry_letData_dicBody">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edge, corner</text:span><text:span text:style-name="xitem-xitem_definition..before_definition_.en_sense_senses_entry_letData_dicBody">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ounce, ricochet</text:span><text:span text:style-name="xitem-xitem_definition..before_definition_.en_sense_senses_entry_letData_dicBody">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overcome by water or smoke, overwhelm</text:span><text:span text:style-name="xitem-xitem_definition..before_definition_.en_sense_senses_entry_letData_dicBody">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on, put on-of clothes, shoes, etc, insert, poke through</text:span><text:span text:style-name="xitem-xitem_definition..before_definition_.en_sense_senses_entry_letData_dicBody">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etch out, extend</text:span><text:span text:style-name="xitem-xitem_definition..before_definition_.en_sense_senses_entry_letData_dicBody">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item_.en_definition_.en_sense_senses_entry_letData_dicBody">to come empty-handed, without bringing anything</text:span><text:span text:style-name="xitem-xitem_definition..before_definition_.en_sense_senses_entry_letData_dicBody">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yawn</text:span><text:span text:style-name="xitem-xitem_definition..before_definition_.en_sense_senses_entry_letData_dicBody">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decorate, to place or hang things as decorations</text:span><text:span text:style-name="xitem-xitem_definition..before_definition_.en_sense_senses_entry_letData_dicBody">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space wide apart (as in building a fence)</text:span><text:span text:style-name="xitem-xitem_definition..before_definition_.en_sense_senses_entry_letData_dicBody">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fall</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lack </text:span><text:span text:style-name="xitem-xitem_definition..before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o become black</text:span><text:span text:style-name="xitem-xitem_definition..before_definition_.en_sense_senses_entry_letData_dicBody">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to dance without a headdress</text:span><text:span text:style-name="xitem-xitem_definition..before_definition_.en_sense_senses_entry_letData_dicBody">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7:32:18</meta:creation-date>
    <dc:creator>Yesu</dc:creator>
    <dc:date>2011-02-23T17:32:1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